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2.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Tarea </text:p>
          </table:table-cell>
          <table:table-cell table:style-name="Default" office:value-type="string" calcext:value-type="string">
            <text:p>Fecha Inicio </text:p>
          </table:table-cell>
          <table:table-cell table:style-name="Default" office:value-type="string" calcext:value-type="string">
            <text:p>Fecha de Finalización</text:p>
          </table:table-cell>
        </table:table-row>
        <table:table-row table:style-name="ro1">
          <table:table-cell office:value-type="string" calcext:value-type="string">
            <text:p>Admin Person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Alicia Valdez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ostico base de Desarrollo Ecónomico e inovación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laboración de la presentación de los diagnosticos de cada mesa </text:p>
          </table:table-cell>
          <table:table-cell office:value-type="date" office:date-value="2014-10-02" calcext:value-type="date">
            <text:p>02/10/14</text:p>
          </table:table-cell>
          <table:table-cell office:value-type="date" office:date-value="2014-10-06" calcext:value-type="date">
            <text:p>06/10/14</text:p>
          </table:table-cell>
        </table:table-row>
        <table:table-row table:style-name="ro1">
          <table:table-cell office:value-type="string" calcext:value-type="string">
            <text:p><text:s text:c="3"/>Recopilación de indicadores para la elaboración de los diagnosticos base </text:p>
          </table:table-cell>
          <table:table-cell office:value-type="date" office:date-value="2014-10-01" calcext:value-type="date">
            <text:p>01/10/14</text:p>
          </table:table-cell>
          <table:table-cell office:value-type="date" office:date-value="2014-10-07" calcext:value-type="date">
            <text:p>07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Alfredo Viesca Domínguez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ostico base de Desarrollo Social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laboración de la presentación de los diagnosticos de cada mesa </text:p>
          </table:table-cell>
          <table:table-cell office:value-type="date" office:date-value="2014-10-02" calcext:value-type="date">
            <text:p>02/10/14</text:p>
          </table:table-cell>
          <table:table-cell office:value-type="date" office:date-value="2014-10-06" calcext:value-type="date">
            <text:p>06/10/14</text:p>
          </table:table-cell>
        </table:table-row>
        <table:table-row table:style-name="ro1">
          <table:table-cell office:value-type="string" calcext:value-type="string">
            <text:p><text:s text:c="3"/>Recopilación de indicadores para la elaboración de los diagnosticos base </text:p>
          </table:table-cell>
          <table:table-cell office:value-type="date" office:date-value="2014-10-01" calcext:value-type="date">
            <text:p>01/10/14</text:p>
          </table:table-cell>
          <table:table-cell office:value-type="date" office:date-value="2014-10-07" calcext:value-type="date">
            <text:p>07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Ana Isabel Villarreal Segura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Cecilio Pedro Secunza Schott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ostico base de Buen gobierno y coordinación metropolitana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Daniela Patricia Corral Hernández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ostico base de Entorno Urbano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Eduardo Holguin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Aprobación del directorio de invitados </text:p>
          </table:table-cell>
          <table:table-cell table:number-columns-repeated="2" office:value-type="date" office:date-value="2014-10-01" calcext:value-type="date">
            <text:p>01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Guillermo Valdés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Crear seccion del PEM en sitio web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Hugo Ramírez Martínez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Confirmación de expertos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Envio de invitaciones a expertos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laboración de cuadernillos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10-02" calcext:value-type="date">
            <text:p>02/10/14</text:p>
          </table:table-cell>
        </table:table-row>
        <table:table-row table:style-name="ro1">
          <table:table-cell office:value-type="string" calcext:value-type="string">
            <text:p><text:s text:c="6"/>Envio de cuadernillos a expertos </text:p>
          </table:table-cell>
          <table:table-cell table:number-columns-repeated="2"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María Ilse Leticia Ávila García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Redacción de invitación a taller 1 </text:p>
          </table:table-cell>
          <table:table-cell table:number-columns-repeated="2" office:value-type="date" office:date-value="2014-09-24" calcext:value-type="date">
            <text:p>24/09/14</text:p>
          </table:table-cell>
        </table:table-row>
        <table:table-row table:style-name="ro1">
          <table:table-cell office:value-type="string" calcext:value-type="string">
            <text:p><text:s text:c="3"/>Invitar a coordinadores a ser moderadores </text:p>
          </table:table-cell>
          <table:table-cell table:number-columns-repeated="2" office:value-type="date" office:date-value="2014-09-24" calcext:value-type="date">
            <text:p>24/09/14</text:p>
          </table:table-cell>
        </table:table-row>
        <table:table-row table:style-name="ro1">
          <table:table-cell office:value-type="string" calcext:value-type="string">
            <text:p><text:s text:c="3"/>Asesoría por Videoconferencia con Rafael Pérez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Recopilación de proyectos metropolitanos vigentes </text:p>
          </table:table-cell>
          <table:table-cell table:number-columns-repeated="2"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Taller de preparación como facilit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<text:s text:c="3"/>Capacitación para taller 2 </text:p>
          </table:table-cell>
          <table:table-cell table:number-columns-repeated="2" office:value-type="date" office:date-value="2014-10-10" calcext:value-type="date">
            <text:p>10/10/14</text:p>
          </table:table-cell>
        </table:table-row>
        <table:table-row table:style-name="ro1">
          <table:table-cell office:value-type="string" calcext:value-type="string">
            <text:p>Israel Sinai Charur Méndez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laboración de Constancias de participacion </text:p>
          </table:table-cell>
          <table:table-cell office:value-type="date" office:date-value="2014-09-26" calcext:value-type="date">
            <text:p>26/09/14</text:p>
          </table:table-cell>
          <table:table-cell office:value-type="date" office:date-value="2014-09-30" calcext:value-type="date">
            <text:p>30/09/14</text:p>
          </table:table-cell>
        </table:table-row>
        <table:table-row table:style-name="ro1">
          <table:table-cell office:value-type="string" calcext:value-type="string">
            <text:p><text:s text:c="3"/>Personalizacion de Mesas </text:p>
          </table:table-cell>
          <table:table-cell table:number-columns-repeated="2" office:value-type="date" office:date-value="2014-10-01" calcext:value-type="date">
            <text:p>01/10/14</text:p>
          </table:table-cell>
        </table:table-row>
        <table:table-row table:style-name="ro1">
          <table:table-cell office:value-type="string" calcext:value-type="string">
            <text:p><text:s text:c="3"/>Elaboración de cuadernillos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10-02" calcext:value-type="date">
            <text:p>02/10/14</text:p>
          </table:table-cell>
        </table:table-row>
        <table:table-row table:style-name="ro1">
          <table:table-cell office:value-type="string" calcext:value-type="string">
            <text:p><text:s text:c="6"/>Diseño de Cuadernillos </text:p>
          </table:table-cell>
          <table:table-cell office:value-type="date" office:date-value="2014-10-02" calcext:value-type="date">
            <text:p>02/10/14</text:p>
          </table:table-cell>
          <table:table-cell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Elaboración de la presentación de los diagnosticos de cada mesa </text:p>
          </table:table-cell>
          <table:table-cell office:value-type="date" office:date-value="2014-10-02" calcext:value-type="date">
            <text:p>02/10/14</text:p>
          </table:table-cell>
          <table:table-cell office:value-type="date" office:date-value="2014-10-06" calcext:value-type="date">
            <text:p>06/10/14</text:p>
          </table:table-cell>
        </table:table-row>
        <table:table-row table:style-name="ro1">
          <table:table-cell office:value-type="string" calcext:value-type="string">
            <text:p><text:s text:c="6"/>Diseño de la presentación </text:p>
          </table:table-cell>
          <table:table-cell office:value-type="date" office:date-value="2014-10-06" calcext:value-type="date">
            <text:p>06/10/14</text:p>
          </table:table-cell>
          <table:table-cell office:value-type="date" office:date-value="2014-10-07" calcext:value-type="date">
            <text:p>07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Janeth Ramírez Facio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Confirmación de expertos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Envio de invitaciones a expertos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laboración de cuadernillos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10-02" calcext:value-type="date">
            <text:p>02/10/14</text:p>
          </table:table-cell>
        </table:table-row>
        <table:table-row table:style-name="ro1">
          <table:table-cell office:value-type="string" calcext:value-type="string">
            <text:p><text:s text:c="6"/>Imprensión de cuadernillos </text:p>
          </table:table-cell>
          <table:table-cell office:value-type="date" office:date-value="2014-10-06" calcext:value-type="date">
            <text:p>06/10/14</text:p>
          </table:table-cell>
          <table:table-cell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Abastecimiento del Material de trabajo </text:p>
          </table:table-cell>
          <table:table-cell office:value-type="date" office:date-value="2014-09-30" calcext:value-type="date">
            <text:p>30/09/14</text:p>
          </table:table-cell>
          <table:table-cell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Elaboración de Lista de Asistencia de expertos confirmados </text:p>
          </table:table-cell>
          <table:table-cell office:value-type="date" office:date-value="2014-09-29" calcext:value-type="date">
            <text:p>29/09/14</text:p>
          </table:table-cell>
          <table:table-cell office:value-type="date" office:date-value="2014-10-06" calcext:value-type="date">
            <text:p>06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Jair Miramontes Chávez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ostico base de Sustentabilidad y Medio ambiente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Jesús Alberto Pérez Luethje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Irma Judith Ramírez Machain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laboración de directorio de grupo de Expertos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09-25" calcext:value-type="date">
            <text:p>25/09/14</text:p>
          </table:table-cell>
        </table:table-row>
        <table:table-row table:style-name="ro1">
          <table:table-cell office:value-type="string" calcext:value-type="string">
            <text:p><text:s text:c="3"/>Elaboración de directorio de Grupo Promotor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09-25" calcext:value-type="date">
            <text:p>25/09/14</text:p>
          </table:table-cell>
        </table:table-row>
        <table:table-row table:style-name="ro1">
          <table:table-cell office:value-type="string" calcext:value-type="string">
            <text:p><text:s text:c="3"/>Confirmación de expertos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Envio de invitaciones a expertos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Abastecimiento del Material de trabajo </text:p>
          </table:table-cell>
          <table:table-cell office:value-type="date" office:date-value="2014-09-30" calcext:value-type="date">
            <text:p>30/09/14</text:p>
          </table:table-cell>
          <table:table-cell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Luis Alberto Campos Hinojosa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ostico base de Buen gobierno y coordinación metropolitana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Luis Gutiérrez Arizpe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ostico base de movilidad y transporte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laboración de la presentación de los diagnosticos de cada mesa </text:p>
          </table:table-cell>
          <table:table-cell office:value-type="date" office:date-value="2014-10-02" calcext:value-type="date">
            <text:p>02/10/14</text:p>
          </table:table-cell>
          <table:table-cell office:value-type="date" office:date-value="2014-10-06" calcext:value-type="date">
            <text:p>06/10/14</text:p>
          </table:table-cell>
        </table:table-row>
        <table:table-row table:style-name="ro1">
          <table:table-cell office:value-type="string" calcext:value-type="string">
            <text:p><text:s text:c="3"/>Recopilación de indicadores para la elaboración de los diagnosticos base </text:p>
          </table:table-cell>
          <table:table-cell office:value-type="date" office:date-value="2014-10-01" calcext:value-type="date">
            <text:p>01/10/14</text:p>
          </table:table-cell>
          <table:table-cell office:value-type="date" office:date-value="2014-10-07" calcext:value-type="date">
            <text:p>07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Miriam Castillo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María Susana Montano García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Registrar ciudadanos </text:p>
          </table:table-cell>
          <table:table-cell office:value-type="date" office:date-value="2014-09-23" calcext:value-type="date">
            <text:p>23/09/14</text:p>
          </table:table-cell>
          <table:table-cell office:value-type="date" office:date-value="2014-09-25" calcext:value-type="date">
            <text:p>25/09/14</text:p>
          </table:table-cell>
        </table:table-row>
        <table:table-row table:style-name="ro1">
          <table:table-cell office:value-type="string" calcext:value-type="string">
            <text:p><text:s text:c="3"/>Asesoría por Videoconferencia con Rafael Pérez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Información del diagnostico base de Sustentabilidad y Medio ambiente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Mariana Segovia Mota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Confirmación de expertos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Abastecimiento del Material de trabajo </text:p>
          </table:table-cell>
          <table:table-cell office:value-type="date" office:date-value="2014-09-30" calcext:value-type="date">
            <text:p>30/09/14</text:p>
          </table:table-cell>
          <table:table-cell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Invitación a Prensa </text:p>
          </table:table-cell>
          <table:table-cell table:number-columns-repeated="2" office:value-type="date" office:date-value="2014-10-06" calcext:value-type="date">
            <text:p>06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<text:s text:c="3"/>Requisición </text:p>
          </table:table-cell>
          <table:table-cell office:value-type="date" office:date-value="2014-09-29" calcext:value-type="date">
            <text:p>29/09/14</text:p>
          </table:table-cell>
          <table:table-cell office:value-type="date" office:date-value="2014-12-29" calcext:value-type="date">
            <text:p>29/12/14</text:p>
          </table:table-cell>
        </table:table-row>
        <table:table-row table:style-name="ro1">
          <table:table-cell office:value-type="string" calcext:value-type="string">
            <text:p>Natalia Zavala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Programación de los comites técnicos </text:p>
          </table:table-cell>
          <table:table-cell office:value-type="date" office:date-value="2014-09-23" calcext:value-type="date">
            <text:p>23/09/14</text:p>
          </table:table-cell>
          <table:table-cell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Rodrigo González Morales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laboración de cuadernillos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10-02" calcext:value-type="date">
            <text:p>02/10/14</text:p>
          </table:table-cell>
        </table:table-row>
        <table:table-row table:style-name="ro1">
          <table:table-cell office:value-type="string" calcext:value-type="string">
            <text:p><text:s text:c="3"/>Recopilación de indicadores para la elaboración de los diagnosticos base </text:p>
          </table:table-cell>
          <table:table-cell office:value-type="date" office:date-value="2014-10-01" calcext:value-type="date">
            <text:p>01/10/14</text:p>
          </table:table-cell>
          <table:table-cell office:value-type="date" office:date-value="2014-10-07" calcext:value-type="date">
            <text:p>07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Teresita de Jesús Benítez Saludado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ostico base de Entorno Urbano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Luly Aranzábal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laboración de directorio de grupo de Expertos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09-25" calcext:value-type="date">
            <text:p>25/09/14</text:p>
          </table:table-cell>
        </table:table-row>
        <table:table-row table:style-name="ro1">
          <table:table-cell office:value-type="string" calcext:value-type="string">
            <text:p><text:s text:c="3"/>Elaboración de directorio de Grupo Promotor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09-25" calcext:value-type="date">
            <text:p>25/09/14</text:p>
          </table:table-cell>
        </table:table-row>
        <table:table-row table:style-name="ro1">
          <table:table-cell office:value-type="string" calcext:value-type="string">
            <text:p><text:s text:c="3"/>Asesoría por Videoconferencia con Rafael Pérez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Información del diagnostico base de Desarrollo Social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laboración de formato control general de participantes </text:p>
          </table:table-cell>
          <table:table-cell office:value-type="date" office:date-value="2014-09-23" calcext:value-type="date">
            <text:p>23/09/14</text:p>
          </table:table-cell>
          <table:table-cell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Elaboración de Lista de Asistencia de expertos confirmados </text:p>
          </table:table-cell>
          <table:table-cell office:value-type="date" office:date-value="2014-09-29" calcext:value-type="date">
            <text:p>29/09/14</text:p>
          </table:table-cell>
          <table:table-cell office:value-type="date" office:date-value="2014-10-06" calcext:value-type="date">
            <text:p>06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Víctor Manuel Gómez Raynoso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Víctor Núñez de la Cruz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22:11:54.415939143</meta:creation-date>
    <dc:date>2014-10-05T22:12:34.403003753</dc:date>
    <meta:editing-duration>P0D</meta:editing-duration>
    <meta:editing-cycles>1</meta:editing-cycles>
    <meta:document-statistic meta:table-count="1" meta:cell-count="480" meta:object-count="0"/>
    <meta:generator>LibreOffice/4.2.6.3$Linux_X86_64 LibreOffice_project/420m0$Build-3</meta:generator>
  </office:meta>
</office:document-meta>
</file>